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-color="#ffffff"/>
    </style:style>
    <style:style style:name="gr2" style:family="graphic" style:parent-style-name="standard">
      <style:graphic-properties svg:stroke-width="0.05cm" draw:fill="none" draw:fill-color="#ffffff" fo:padding-top="-0.025cm" fo:padding-bottom="-0.025cm" fo:padding-left="-0.025cm" fo:padding-right="-0.025cm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1.132cm" fo:min-width="1.811cm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-0.849cm"/>
          <draw:glue-point draw:id="6" svg:x="0cm" svg:y="-2.925cm"/>
          <draw:rect draw:style-name="gr1" draw:layer="layout" svg:width="1.057cm" svg:height="0.528cm" svg:x="0.377cm" svg:y="0.151cm">
            <text:p/>
          </draw:rect>
          <draw:ellipse draw:style-name="gr1" draw:layer="layout" svg:width="1.057cm" svg:height="0.302cm" svg:x="0.377cm" svg:y="0.528cm">
            <text:p/>
          </draw:ellipse>
          <draw:ellipse draw:style-name="gr1" draw:layer="layout" svg:width="1.057cm" svg:height="0.302cm" svg:x="0.377cm" svg:y="0cm">
            <text:p/>
          </draw:ellipse>
          <draw:path draw:style-name="gr2" draw:layer="layout" svg:width="1.057cm" svg:height="0.528cm" svg:x="0.377cm" svg:y="0.151cm" svg:viewBox="0 0 1058 529" svg:d="m0 0v529m1058-529v529">
            <text:p/>
          </draw:path>
          <draw:path draw:style-name="gr2" draw:layer="layout" svg:width="1.057cm" svg:height="0.151cm" svg:x="0.377cm" svg:y="0cm" svg:viewBox="0 0 1058 152" svg:d="m0 152c0-76 302-152 529-152s529 76 529 152">
            <text:p/>
          </draw:path>
          <draw:path draw:style-name="gr2" draw:layer="layout" svg:width="1.057cm" svg:height="0.151cm" svg:x="0.377cm" svg:y="0.151cm" svg:viewBox="0 0 1058 152" svg:d="m0 0c0 76 302 152 529 152s529-76 529-152">
            <text:p/>
          </draw:path>
          <draw:path draw:style-name="gr2" draw:layer="layout" svg:width="1.057cm" svg:height="0.151cm" svg:x="0.377cm" svg:y="0.283cm" svg:viewBox="0 0 1058 152" svg:d="m0 0c0 76 302 152 529 152s529-76 529-152">
            <text:p/>
          </draw:path>
          <draw:path draw:style-name="gr2" draw:layer="layout" svg:width="1.057cm" svg:height="0.151cm" svg:x="0.377cm" svg:y="0.415cm" svg:viewBox="0 0 1058 152" svg:d="m0 0c0 76 302 152 529 152s529-76 529-152">
            <text:p/>
          </draw:path>
          <draw:path draw:style-name="gr2" draw:layer="layout" svg:width="1.057cm" svg:height="0.151cm" svg:x="0.377cm" svg:y="0.547cm" svg:viewBox="0 0 1058 152" svg:d="m0 0c0 76 302 152 529 152s529-76 529-152">
            <text:p/>
          </draw:path>
          <draw:path draw:style-name="gr2" draw:layer="layout" svg:width="1.057cm" svg:height="0.151cm" svg:x="0.377cm" svg:y="0.679cm" svg:viewBox="0 0 1058 152" svg:d="m0 0c0 76 302 152 529 152s529-76 529-152">
            <text:p/>
          </draw:path>
          <draw:frame draw:style-name="gr3" draw:layer="layout" svg:width="1.811cm" svg:height="1.132cm" svg:x="0cm" svg:y="0.868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ybase - Stable Queue</dc:title>
    <meta:creation-date>2011-02-07T17:09:35</meta:creation-date>
    <meta:editing-duration>P0D</meta:editing-duration>
    <meta:editing-cycles>1</meta:editing-cycles>
    <meta:document-statistic meta:object-count="12"/>
    <meta:generator>OpenOffice.org/3.3$Linux OpenOffice.org_project/330m20$Build-9567</meta:generator>
  </office:meta>
</office:document-meta>
</file>